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000002C5B00001E4C4801E50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 style:data-style-name="N116"/>
    <style:style style:name="ce3" style:family="table-cell" style:parent-style-name="Default" style:data-style-name="N117"/>
    <style:style style:name="ce4" style:family="table-cell" style:parent-style-name="Default" style:data-style-name="N117">
      <style:table-cell-properties fo:background-color="#00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Resolution:</text:p>
          </table:table-cell>
          <table:table-cell office:value-type="string">
            <text:p>5V / 1024 =</text:p>
          </table:table-cell>
          <table:table-cell table:style-name="ce2" table:formula="of:=5/1024" office:value-type="float" office:value="0.0048828125">
            <text:p>0.004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Down sampled from Volts</text:p>
          </table:table-cell>
          <table:table-cell table:number-columns-repeated="2"/>
          <table:table-cell office:value-type="string">
            <text:p>Current (mA)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R2</text:p>
          </table:table-cell>
          <table:table-cell/>
          <table:table-cell office:value-type="float" office:value="12.7">
            <text:p>12.7</text:p>
          </table:table-cell>
          <table:table-cell office:value-type="float" office:value="12.06">
            <text:p>12.06</text:p>
          </table:table-cell>
          <table:table-cell table:number-columns-repeated="2"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100000">
            <text:p>100000</text:p>
          </table:table-cell>
          <table:table-cell table:formula="of:=[.B6]/([.A6]+[.B6])" office:value-type="float" office:value="0.232558139534884">
            <text:p>0.23</text:p>
          </table:table-cell>
          <table:table-cell table:formula="of:=[.C6]*[.D5]" office:value-type="float" office:value="2.95348837209302">
            <text:p>2.95</text:p>
          </table:table-cell>
          <table:table-cell table:formula="of:=[.C6]*[.E5]" office:value-type="float" office:value="2.8046511627907">
            <text:p>2.8</text:p>
          </table:table-cell>
          <table:table-cell/>
          <table:table-cell table:style-name="ce3" table:formula="of:=12.7 / ([.A6]+[.B6]) * 1000" office:value-type="float" office:value="0.0295348837209302">
            <text:p>0.030</text:p>
          </table:table-cell>
        </table:table-row>
        <table:table-row table:style-name="ro1">
          <table:table-cell table:style-name="ce1" office:value-type="float" office:value="100000">
            <text:p>100000</text:p>
          </table:table-cell>
          <table:table-cell table:style-name="ce1" office:value-type="float" office:value="68000">
            <text:p>68000</text:p>
          </table:table-cell>
          <table:table-cell table:style-name="ce1" table:formula="of:=[.B7]/([.A7]+[.B7])" office:value-type="float" office:value="0.404761904761905">
            <text:p>0.4</text:p>
          </table:table-cell>
          <table:table-cell table:style-name="ce1" table:formula="of:=[.C7]*[.D5]" office:value-type="float" office:value="5.14047619047619">
            <text:p>5.14</text:p>
          </table:table-cell>
          <table:table-cell table:style-name="ce1" table:formula="of:=[.C7]*[.E5]" office:value-type="float" office:value="4.88142857142857">
            <text:p>4.88</text:p>
          </table:table-cell>
          <table:table-cell table:style-name="ce1" table:formula="of:=(5-[.E7])/[.C2]" office:value-type="float" office:value="24.2834285714285">
            <text:p>24.28</text:p>
          </table:table-cell>
          <table:table-cell table:style-name="ce4" table:formula="of:=12.7 / ([.A7]+[.B7]) * 1000" office:value-type="float" office:value="0.0755952380952381">
            <text:p>0.076</text:p>
          </table:table-cell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22000">
            <text:p>22000</text:p>
          </table:table-cell>
          <table:table-cell table:formula="of:=[.B8]/([.A8]+[.B8])" office:value-type="float" office:value="0.244444444444444">
            <text:p>0.24</text:p>
          </table:table-cell>
          <table:table-cell table:formula="of:=[.C8]*[.D5]" office:value-type="float" office:value="3.10444444444444">
            <text:p>3.1</text:p>
          </table:table-cell>
          <table:table-cell table:formula="of:=[.C8]*[.E5]" office:value-type="float" office:value="2.948">
            <text:p>2.95</text:p>
          </table:table-cell>
          <table:table-cell/>
          <table:table-cell table:style-name="ce3" table:formula="of:=12.7 / ([.A8]+[.B8]) * 1000" office:value-type="float" office:value="0.141111111111111">
            <text:p>0.141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10000">
            <text:p>10000</text:p>
          </table:table-cell>
          <table:table-cell table:formula="of:=[.B9]/([.A9]+[.B9])" office:value-type="float" office:value="0.3125">
            <text:p>0.31</text:p>
          </table:table-cell>
          <table:table-cell table:formula="of:=[.C9]*[.D5]" office:value-type="float" office:value="3.96875">
            <text:p>3.97</text:p>
          </table:table-cell>
          <table:table-cell table:formula="of:=[.C9]*[.E5]" office:value-type="float" office:value="3.76875">
            <text:p>3.77</text:p>
          </table:table-cell>
          <table:table-cell/>
          <table:table-cell table:style-name="ce3" table:formula="of:=12.7 / ([.A9]+[.B9]) * 1000" office:value-type="float" office:value="0.396875">
            <text:p>0.39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>
            <draw:frame table:end-cell-address="Sheet1.E23" table:end-x="0.4378in" table:end-y="0.0303in" draw:z-index="0" draw:name="Graphics 1" draw:style-name="gr1" draw:text-style-name="P1" svg:width="2.8803in" svg:height="1.9673in" svg:x="0.2244in" svg:y="0.0339in">
              <draw:image xlink:href="Pictures/2000005000002C5B00001E4C4801E50B.svm" xlink:type="simple" xlink:show="embed" xlink:actuate="onLoad">
                <text:p/>
              </draw:image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4">01/24/2010</text:date>, <text:time>23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4T21:13:40.64</meta:creation-date>
    <dc:date>2010-01-24T23:11:19.63</dc:date>
    <meta:editing-duration>PT01H17M33S</meta:editing-duration>
    <meta:editing-cycles>2</meta:editing-cycles>
    <meta:generator>OpenOffice.org/3.1$Win32 OpenOffice.org_project/310m19$Build-9420</meta:generator>
    <meta:document-statistic meta:table-count="3" meta:cell-count="34" meta:object-count="1"/>
  </office:meta>
</office:document-meta>
</file>